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1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2">
      <style:table-cell-properties fo:border-bottom="0.002cm solid #000000" fo:border-left="0.002cm solid #000000" fo:border-right="none" fo:border-top="none"/>
    </style:style>
    <style:style style:name="ce11" style:family="table-cell" style:parent-style-name="Default" style:data-style-name="N2">
      <style:table-cell-properties fo:border-bottom="none" fo:border-left="0.002cm solid #000000" fo:border-right="none" fo:border-top="0.002cm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none" fo:border-right="0.002cm solid #000000" fo:border-top="0.002cm solid #000000"/>
    </style:style>
    <style:style style:name="ce25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26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2">
      <style:table-cell-properties fo:border-bottom="none" fo:border-left="none" fo:border-right="0.002cm solid #000000" fo:border-top="0.002cm solid #000000"/>
    </style:style>
    <style:style style:name="ce28" style:family="table-cell" style:parent-style-name="Default" style:data-style-name="N112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</style:style>
    <style:style style:name="ce3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3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7" style:family="table-cell" style:parent-style-name="Default" style:data-style-name="N2">
      <style:table-cell-properties fo:border-bottom="none" fo:border-left="0.002cm solid #000000" fo:border-right="0.002cm solid #000000" fo:border-top="none"/>
    </style:style>
    <style:style style:name="ce38" style:family="table-cell" style:parent-style-name="Default" style:data-style-name="N2">
      <style:table-cell-properties fo:border-bottom="0.002cm solid #000000" fo:border-left="0.002cm solid #000000" fo:border-right="0.002cm solid #000000" fo:border-top="none"/>
    </style:style>
    <style:style style:name="ce39" style:family="table-cell" style:parent-style-name="Default" style:data-style-name="N2">
      <style:table-cell-properties fo:border-bottom="none" fo:border-left="0.002cm solid #000000" fo:border-right="0.002cm solid #000000" fo:border-top="0.002cm solid #000000"/>
    </style:style>
    <style:style style:name="ce4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113"/>
    <style:style style:name="ce48" style:family="table-cell" style:parent-style-name="Default" style:data-style-name="N108"/>
    <style:style style:name="ce49" style:family="table-cell" style:parent-style-name="Default" style:data-style-name="N11"/>
    <style:style style:name="ce50" style:family="table-cell" style:parent-style-name="Default" style:data-style-name="N108">
      <style:table-cell-properties fo:border-bottom="none" fo:border-left="0.002cm solid #000000" fo:border-right="none" fo:border-top="none"/>
    </style:style>
    <style:style style:name="ce51" style:family="table-cell" style:parent-style-name="Default" style:data-style-name="N11">
      <style:table-cell-properties fo:border-bottom="0.002cm solid #000000" fo:border-left="0.002cm solid #000000" fo:border-right="none" fo:border-top="none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8">
      <style:table-cell-properties fo:border="none"/>
      <style:text-properties style:font-name="Arial" style:font-name-asian="Arial Unicode MS" style:font-name-complex="Tahoma"/>
    </style:style>
    <style:style style:name="ce54" style:family="table-cell" style:parent-style-name="Default" style:data-style-name="N11">
      <style:table-cell-properties fo:border-bottom="0.002cm solid #000000" fo:border-left="none" fo:border-right="none" fo:border-top="none"/>
    </style:style>
    <style:style style:name="ce5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113">
      <style:table-cell-properties fo:border-bottom="none" fo:border-left="none" fo:border-right="0.002cm solid #000000" fo:border-top="none"/>
    </style:style>
    <style:style style:name="ce57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58" style:family="table-cell" style:parent-style-name="Default" style:data-style-name="N11">
      <style:table-cell-properties fo:border-bottom="none" fo:border-left="none" fo:border-right="0.002cm solid #000000" fo:border-top="none"/>
    </style:style>
    <style:style style:name="ce59" style:family="table-cell" style:parent-style-name="Default" style:data-style-name="N11">
      <style:table-cell-properties fo:border-bottom="0.002cm solid #000000" fo:border-left="none" fo:border-right="0.002cm solid #000000" fo:border-top="none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61" style:family="table-cell" style:parent-style-name="Default" style:data-style-name="N109">
      <style:table-cell-properties fo:border-bottom="none" fo:border-left="0.002cm solid #000000" fo:border-right="none" fo:border-top="none"/>
      <style:text-properties style:font-name="Arial" style:font-name-asian="Arial Unicode MS" style:font-name-complex="Tahoma"/>
    </style:style>
    <style:style style:name="ce62" style:family="table-cell" style:parent-style-name="Default" style:data-style-name="N109">
      <style:table-cell-properties fo:border-bottom="0.002cm solid #000000" fo:border-left="0.002cm solid #000000" fo:border-right="none" fo:border-top="none"/>
      <style:text-properties style:font-name="Arial" style:font-name-asian="Arial Unicode MS" style:font-name-complex="Tahoma"/>
    </style:style>
    <style:style style:name="ce63" style:family="table-cell" style:parent-style-name="Default" style:data-style-name="N109">
      <style:table-cell-properties fo:border-bottom="none" fo:border-left="0.002cm solid #000000" fo:border-right="none" fo:border-top="0.002cm solid #000000"/>
      <style:text-properties style:font-name="Arial" style:font-name-asian="Arial Unicode MS" style:font-name-complex="Tahoma"/>
    </style:style>
    <style:style style:name="ce64" style:family="table-cell" style:parent-style-name="Default" style:data-style-name="N11">
      <style:table-cell-properties fo:border-bottom="none" fo:border-left="none" fo:border-right="0.002cm solid #000000" fo:border-top="none"/>
      <style:text-properties style:font-name="Arial" style:font-name-asian="Arial Unicode MS" style:font-name-complex="Tahoma"/>
    </style:style>
    <style:style style:name="ce65" style:family="table-cell" style:parent-style-name="Default" style:data-style-name="N11">
      <style:table-cell-properties fo:border-bottom="0.002cm solid #000000" fo:border-left="none" fo:border-right="0.002cm solid #000000" fo:border-top="none"/>
      <style:text-properties style:font-name="Arial" style:font-name-asian="Arial Unicode MS" style:font-name-complex="Tahoma"/>
    </style:style>
    <style:style style:name="ce66" style:family="table-cell" style:parent-style-name="Default" style:data-style-name="N11">
      <style:table-cell-properties fo:border-bottom="none" fo:border-left="none" fo:border-right="0.002cm solid #000000" fo:border-top="0.002cm solid #000000"/>
      <style:text-properties style:font-name="Arial" style:font-name-asian="Arial Unicode M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9"/>
        <table:table-column table:style-name="co2" table:default-cell-style-name="ce17"/>
        <table:table-column table:style-name="co3" table:default-cell-style-name="ce17"/>
        <table:table-column table:style-name="co4" table:default-cell-style-name="ce25"/>
        <table:table-column table:style-name="co3" table:default-cell-style-name="ce17"/>
        <table:table-column table:style-name="co5" table:default-cell-style-name="ce37"/>
        <table:table-column table:style-name="co6" table:default-cell-style-name="ce44"/>
        <table:table-column table:style-name="co7" table:default-cell-style-name="ce17"/>
        <table:table-column table:style-name="co6" table:default-cell-style-name="ce17"/>
        <table:table-column table:style-name="co8" table:default-cell-style-name="ce17"/>
        <table:table-column table:style-name="co9" table:default-cell-style-name="ce61"/>
        <table:table-column table:style-name="co10" table:default-cell-style-name="ce64"/>
        <table:table-row table:style-name="ro1">
          <table:table-cell/>
          <table:table-cell table:style-name="ce6" office:value-type="string" table:number-columns-spanned="3" table:number-rows-spanned="1">
            <text:p>Messwerte</text:p>
          </table:table-cell>
          <table:covered-table-cell table:style-name="Default"/>
          <table:covered-table-cell table:style-name="Default"/>
          <table:table-cell table:style-name="ce22"/>
          <table:table-cell table:style-name="Default"/>
          <table:table-cell table:style-name="ce34" office:value-type="string" table:number-columns-spanned="3" table:number-rows-spanned="1">
            <text:p>Auswertung</text:p>
          </table:table-cell>
          <table:covered-table-cell table:style-name="Default"/>
          <table:covered-table-cell table:style-name="Default"/>
          <table:table-cell table:style-name="Default" table:number-columns-repeated="2"/>
          <table:table-cell table:style-name="ce60" office:value-type="string" table:number-columns-spanned="2" table:number-rows-spanned="1">
            <text:p>Fehlerfortpflanzung</text:p>
          </table:table-cell>
          <table:covered-table-cell table:style-name="ce22"/>
        </table:table-row>
        <table:table-row table:style-name="ro1">
          <table:table-cell/>
          <table:table-cell table:style-name="ce7" office:value-type="string">
            <text:p>l_0 (cm)</text:p>
          </table:table-cell>
          <table:table-cell table:style-name="ce15" office:value-type="string">
            <text:p>l_e (cm)</text:p>
          </table:table-cell>
          <table:table-cell table:style-name="ce15" office:value-type="string">
            <text:p>f (Hz)</text:p>
          </table:table-cell>
          <table:table-cell table:style-name="ce23" office:value-type="string">
            <text:p>l (cm)</text:p>
          </table:table-cell>
          <table:table-cell table:style-name="ce15"/>
          <table:table-cell table:style-name="ce35" office:value-type="string">
            <text:p>Gamma (1)</text:p>
          </table:table-cell>
          <table:table-cell table:style-name="ce15" office:value-type="string">
            <text:p>Killen ?</text:p>
          </table:table-cell>
          <table:table-cell table:style-name="ce52" office:value-type="string">
            <text:p>Gamma* (1)</text:p>
          </table:table-cell>
          <table:table-cell table:style-name="ce15" office:value-type="string">
            <text:p>l* (cm)</text:p>
          </table:table-cell>
          <table:table-cell table:style-name="ce15" office:value-type="string">
            <text:p>f* (Hz)</text:p>
          </table:table-cell>
          <table:table-cell table:style-name="ce7" office:value-type="string">
            <text:p>Fehler Gamma</text:p>
          </table:table-cell>
          <table:table-cell table:style-name="ce23" office:value-type="string">
            <text:p>rel. Fehler</text:p>
          </table:table-cell>
        </table:table-row>
        <table:table-row table:style-name="ro1">
          <table:table-cell table:style-name="ce1" office:value-type="string">
            <text:p>Luft</text:p>
          </table:table-cell>
          <table:table-cell table:style-name="ce8"/>
          <table:table-cell table:style-name="ce16" table:number-columns-repeated="2"/>
          <table:table-cell table:style-name="ce24"/>
          <table:table-cell table:style-name="ce16"/>
          <table:table-cell table:style-name="ce36"/>
          <table:table-cell table:style-name="ce43"/>
          <table:table-cell table:style-name="ce16" table:number-columns-repeated="3"/>
          <table:table-cell table:style-name="ce8"/>
          <table:table-cell table:style-name="ce24"/>
        </table:table-row>
        <table:table-row table:style-name="ro1">
          <table:table-cell/>
          <table:table-cell table:number-columns-repeated="2" office:value-type="float" office:value="50.7">
            <text:p>50,70</text:p>
          </table:table-cell>
          <table:table-cell office:value-type="float" office:value="11.2">
            <text:p>11,20</text:p>
          </table:table-cell>
          <table:table-cell table:formula="of:=AVERAGE([.B4:.C4])" office:value-type="float" office:value="50.7">
            <text:p>50,70</text:p>
          </table:table-cell>
          <table:table-cell/>
          <table:table-cell table:formula="of:=(16*PI()*[.$E$33]*[.E4]*[.D4]^2)/(10*[.$E$34]^2*[.$E$35])" office:value-type="float" office:value="1.66080657962377">
            <text:p>1,66</text:p>
          </table:table-cell>
          <table:table-cell office:value-type="string">
            <text:p>ja</text:p>
          </table:table-cell>
          <table:table-cell table:formula="of:=IF(ISBLANK([.H4]);[.G4];&quot;&quot;)">
            <text:p/>
          </table:table-cell>
          <table:table-cell table:formula="of:=IF(ISBLANK([.$H4]);[.E4];&quot;&quot;)">
            <text:p/>
          </table:table-cell>
          <table:table-cell table:formula="of:=IF(ISBLANK([.$H4]);[.D4];&quot;&quot;)">
            <text:p/>
          </table:table-cell>
          <table:table-cell table:formula="of:=IF(ISBLANK([.H4]);(ABS((1.6*PI()*[.$E$37]*[.E4]*[.D4]^2)/([.$E$34]^2*[.$E$35])) + ABS((16*PI()*[.$E$33]*[.$E$39]*[.D4]^2)/(10*[.$E$34]^2*[.$E$35])) + ABS((2*1.6*PI()*[.$E$33]*[.E4]*[.D4]*[.$E$40])/([.$E$34]^2*[.$E$35])) + ABS((2*1.6*PI()*[.$E$33]*[.E4]*[.D4]^2*[.$E$38])/([.$E$34]^3*[.$E$35])) + ABS((1.6*PI()*[.$E$33]*[.E4]*[.D4]^2*[.$E$41])/([.$E$34]^2*[.$E$35]^2)));&quot;&quot;)">
            <text:p/>
          </table:table-cell>
          <table:table-cell table:formula="of:=IF(ISBLANK([.H4]);[.L4]/[.I4];&quot;&quot;)">
            <text:p/>
          </table:table-cell>
        </table:table-row>
        <table:table-row table:style-name="ro1">
          <table:table-cell/>
          <table:table-cell table:number-columns-repeated="2" office:value-type="float" office:value="38">
            <text:p>38,00</text:p>
          </table:table-cell>
          <table:table-cell office:value-type="float" office:value="11.8">
            <text:p>11,80</text:p>
          </table:table-cell>
          <table:table-cell table:formula="of:=AVERAGE([.B5:.C5])" office:value-type="float" office:value="38">
            <text:p>38,00</text:p>
          </table:table-cell>
          <table:table-cell/>
          <table:table-cell table:formula="of:=(16*PI()*[.$E$33]*[.E5]*[.D5]^2)/(10*[.$E$34]^2*[.$E$35])" office:value-type="float" office:value="1.38172833355644">
            <text:p>1,38</text:p>
          </table:table-cell>
          <table:table-cell office:value-type="string">
            <text:p>ja</text:p>
          </table:table-cell>
          <table:table-cell table:formula="of:=IF(ISBLANK([.H5]);[.G5];&quot;&quot;)">
            <text:p/>
          </table:table-cell>
          <table:table-cell table:formula="of:=IF(ISBLANK([.$H5]);[.E5];&quot;&quot;)">
            <text:p/>
          </table:table-cell>
          <table:table-cell table:formula="of:=IF(ISBLANK([.$H5]);[.D5];&quot;&quot;)">
            <text:p/>
          </table:table-cell>
          <table:table-cell table:formula="of:=IF(ISBLANK([.H5]);(ABS((1.6*PI()*[.$E$37]*[.E5]*[.D5]^2)/([.$E$34]^2*[.$E$35])) + ABS((16*PI()*[.$E$33]*[.$E$39]*[.D5]^2)/(10*[.$E$34]^2*[.$E$35])) + ABS((2*1.6*PI()*[.$E$33]*[.E5]*[.D5]*[.$E$40])/([.$E$34]^2*[.$E$35])) + ABS((2*1.6*PI()*[.$E$33]*[.E5]*[.D5]^2*[.$E$38])/([.$E$34]^3*[.$E$35])) + ABS((1.6*PI()*[.$E$33]*[.E5]*[.D5]^2*[.$E$41])/([.$E$34]^2*[.$E$35]^2)));&quot;&quot;)">
            <text:p/>
          </table:table-cell>
          <table:table-cell table:formula="of:=IF(ISBLANK([.H5]);[.L5]/[.I5];&quot;&quot;)">
            <text:p/>
          </table:table-cell>
        </table:table-row>
        <table:table-row table:style-name="ro1">
          <table:table-cell/>
          <table:table-cell office:value-type="float" office:value="32.4">
            <text:p>32,40</text:p>
          </table:table-cell>
          <table:table-cell office:value-type="float" office:value="32.3">
            <text:p>32,30</text:p>
          </table:table-cell>
          <table:table-cell office:value-type="float" office:value="12.1">
            <text:p>12,10</text:p>
          </table:table-cell>
          <table:table-cell table:formula="of:=AVERAGE([.B6:.C6])" office:value-type="float" office:value="32.35">
            <text:p>32,35</text:p>
          </table:table-cell>
          <table:table-cell/>
          <table:table-cell table:formula="of:=(16*PI()*[.$E$33]*[.E6]*[.D6]^2)/(10*[.$E$34]^2*[.$E$35])" office:value-type="float" office:value="1.23685866999285">
            <text:p>1,24</text:p>
          </table:table-cell>
          <table:table-cell/>
          <table:table-cell table:formula="of:=IF(ISBLANK([.H6]);[.G6];&quot;&quot;)" office:value-type="float" office:value="1.23685866999285">
            <text:p>1,24</text:p>
          </table:table-cell>
          <table:table-cell table:formula="of:=IF(ISBLANK([.$H6]);[.E6];&quot;&quot;)" office:value-type="float" office:value="32.35">
            <text:p>32,35</text:p>
          </table:table-cell>
          <table:table-cell table:formula="of:=IF(ISBLANK([.$H6]);[.D6];&quot;&quot;)" office:value-type="float" office:value="12.1">
            <text:p>12,10</text:p>
          </table:table-cell>
          <table:table-cell table:formula="of:=IF(ISBLANK([.H6]);(ABS((1.6*PI()*[.$E$37]*[.E6]*[.D6]^2)/([.$E$34]^2*[.$E$35])) + ABS((16*PI()*[.$E$33]*[.$E$39]*[.D6]^2)/(10*[.$E$34]^2*[.$E$35])) + ABS((2*1.6*PI()*[.$E$33]*[.E6]*[.D6]*[.$E$40])/([.$E$34]^2*[.$E$35])) + ABS((2*1.6*PI()*[.$E$33]*[.E6]*[.D6]^2*[.$E$38])/([.$E$34]^3*[.$E$35])) + ABS((1.6*PI()*[.$E$33]*[.E6]*[.D6]^2*[.$E$41])/([.$E$34]^2*[.$E$35]^2)));&quot;&quot;)" office:value-type="float" office:value="0.0953646581161393">
            <text:p>9,54E-2</text:p>
          </table:table-cell>
          <table:table-cell table:formula="of:=IF(ISBLANK([.H6]);[.L6]/[.I6];&quot;&quot;)" office:value-type="percentage" office:value="0.0771023079918183">
            <text:p>7,71%</text:p>
          </table:table-cell>
        </table:table-row>
        <table:table-row table:style-name="ro1">
          <table:table-cell/>
          <table:table-cell office:value-type="float" office:value="28">
            <text:p>28,00</text:p>
          </table:table-cell>
          <table:table-cell office:value-type="float" office:value="27.9">
            <text:p>27,90</text:p>
          </table:table-cell>
          <table:table-cell office:value-type="float" office:value="13.1">
            <text:p>13,10</text:p>
          </table:table-cell>
          <table:table-cell table:formula="of:=AVERAGE([.B7:.C7])" office:value-type="float" office:value="27.95">
            <text:p>27,95</text:p>
          </table:table-cell>
          <table:table-cell/>
          <table:table-cell table:formula="of:=(16*PI()*[.$E$33]*[.E7]*[.D7]^2)/(10*[.$E$34]^2*[.$E$35])" office:value-type="float" office:value="1.25256264477829">
            <text:p>1,25</text:p>
          </table:table-cell>
          <table:table-cell/>
          <table:table-cell table:formula="of:=IF(ISBLANK([.H7]);[.G7];&quot;&quot;)" office:value-type="float" office:value="1.25256264477829">
            <text:p>1,25</text:p>
          </table:table-cell>
          <table:table-cell table:formula="of:=IF(ISBLANK([.$H7]);[.E7];&quot;&quot;)" office:value-type="float" office:value="27.95">
            <text:p>27,95</text:p>
          </table:table-cell>
          <table:table-cell table:formula="of:=IF(ISBLANK([.$H7]);[.D7];&quot;&quot;)" office:value-type="float" office:value="13.1">
            <text:p>13,10</text:p>
          </table:table-cell>
          <table:table-cell table:formula="of:=IF(ISBLANK([.H7]);(ABS((1.6*PI()*[.$E$37]*[.E7]*[.D7]^2)/([.$E$34]^2*[.$E$35])) + ABS((16*PI()*[.$E$33]*[.$E$39]*[.D7]^2)/(10*[.$E$34]^2*[.$E$35])) + ABS((2*1.6*PI()*[.$E$33]*[.E7]*[.D7]*[.$E$40])/([.$E$34]^2*[.$E$35])) + ABS((2*1.6*PI()*[.$E$33]*[.E7]*[.D7]^2*[.$E$38])/([.$E$34]^3*[.$E$35])) + ABS((1.6*PI()*[.$E$33]*[.E7]*[.D7]^2*[.$E$41])/([.$E$34]^2*[.$E$35]^2)));&quot;&quot;)" office:value-type="float" office:value="0.0943964197262874">
            <text:p>9,44E-2</text:p>
          </table:table-cell>
          <table:table-cell table:formula="of:=IF(ISBLANK([.H7]);[.L7]/[.I7];&quot;&quot;)" office:value-type="percentage" office:value="0.075362633653342">
            <text:p>7,54%</text:p>
          </table:table-cell>
        </table:table-row>
        <table:table-row table:style-name="ro1">
          <table:table-cell/>
          <table:table-cell table:number-columns-repeated="2" office:value-type="float" office:value="20.3">
            <text:p>20,30</text:p>
          </table:table-cell>
          <table:table-cell office:value-type="float" office:value="15.4">
            <text:p>15,40</text:p>
          </table:table-cell>
          <table:table-cell table:formula="of:=AVERAGE([.B8:.C8])" office:value-type="float" office:value="20.3">
            <text:p>20,30</text:p>
          </table:table-cell>
          <table:table-cell/>
          <table:table-cell table:formula="of:=(16*PI()*[.$E$33]*[.E8]*[.D8]^2)/(10*[.$E$34]^2*[.$E$35])" office:value-type="float" office:value="1.25722361980087">
            <text:p>1,26</text:p>
          </table:table-cell>
          <table:table-cell/>
          <table:table-cell table:formula="of:=IF(ISBLANK([.H8]);[.G8];&quot;&quot;)" office:value-type="float" office:value="1.25722361980087">
            <text:p>1,26</text:p>
          </table:table-cell>
          <table:table-cell table:formula="of:=IF(ISBLANK([.$H8]);[.E8];&quot;&quot;)" office:value-type="float" office:value="20.3">
            <text:p>20,30</text:p>
          </table:table-cell>
          <table:table-cell table:formula="of:=IF(ISBLANK([.$H8]);[.D8];&quot;&quot;)" office:value-type="float" office:value="15.4">
            <text:p>15,40</text:p>
          </table:table-cell>
          <table:table-cell table:formula="of:=IF(ISBLANK([.H8]);(ABS((1.6*PI()*[.$E$37]*[.E8]*[.D8]^2)/([.$E$34]^2*[.$E$35])) + ABS((16*PI()*[.$E$33]*[.$E$39]*[.D8]^2)/(10*[.$E$34]^2*[.$E$35])) + ABS((2*1.6*PI()*[.$E$33]*[.E8]*[.D8]*[.$E$40])/([.$E$34]^2*[.$E$35])) + ABS((2*1.6*PI()*[.$E$33]*[.E8]*[.D8]^2*[.$E$38])/([.$E$34]^3*[.$E$35])) + ABS((1.6*PI()*[.$E$33]*[.E8]*[.D8]^2*[.$E$41])/([.$E$34]^2*[.$E$35]^2)));&quot;&quot;)" office:value-type="float" office:value="0.0940373901897221">
            <text:p>9,40E-2</text:p>
          </table:table-cell>
          <table:table-cell table:formula="of:=IF(ISBLANK([.H8]);[.L8]/[.I8];&quot;&quot;)" office:value-type="percentage" office:value="0.0747976642410015">
            <text:p>7,48%</text:p>
          </table:table-cell>
        </table:table-row>
        <table:table-row table:style-name="ro1">
          <table:table-cell/>
          <table:table-cell office:value-type="float" office:value="16.2">
            <text:p>16,20</text:p>
          </table:table-cell>
          <table:table-cell office:value-type="float" office:value="16.4">
            <text:p>16,40</text:p>
          </table:table-cell>
          <table:table-cell office:value-type="float" office:value="16.1">
            <text:p>16,10</text:p>
          </table:table-cell>
          <table:table-cell table:formula="of:=AVERAGE([.B9:.C9])" office:value-type="float" office:value="16.3">
            <text:p>16,30</text:p>
          </table:table-cell>
          <table:table-cell/>
          <table:table-cell table:formula="of:=(16*PI()*[.$E$33]*[.E9]*[.D9]^2)/(10*[.$E$34]^2*[.$E$35])" office:value-type="float" office:value="1.10335281790264">
            <text:p>1,10</text:p>
          </table:table-cell>
          <table:table-cell office:value-type="string">
            <text:p>ja</text:p>
          </table:table-cell>
          <table:table-cell table:formula="of:=IF(ISBLANK([.H9]);[.G9];&quot;&quot;)">
            <text:p/>
          </table:table-cell>
          <table:table-cell table:formula="of:=IF(ISBLANK([.$H9]);[.E9];&quot;&quot;)">
            <text:p/>
          </table:table-cell>
          <table:table-cell table:formula="of:=IF(ISBLANK([.$H9]);[.D9];&quot;&quot;)">
            <text:p/>
          </table:table-cell>
          <table:table-cell table:formula="of:=IF(ISBLANK([.H9]);(ABS((1.6*PI()*[.$E$37]*[.E9]*[.D9]^2)/([.$E$34]^2*[.$E$35])) + ABS((16*PI()*[.$E$33]*[.$E$39]*[.D9]^2)/(10*[.$E$34]^2*[.$E$35])) + ABS((2*1.6*PI()*[.$E$33]*[.E9]*[.D9]*[.$E$40])/([.$E$34]^2*[.$E$35])) + ABS((2*1.6*PI()*[.$E$33]*[.E9]*[.D9]^2*[.$E$38])/([.$E$34]^3*[.$E$35])) + ABS((1.6*PI()*[.$E$33]*[.E9]*[.D9]^2*[.$E$41])/([.$E$34]^2*[.$E$35]^2)));&quot;&quot;)">
            <text:p/>
          </table:table-cell>
          <table:table-cell table:formula="of:=IF(ISBLANK([.H9]);[.L9]/[.I9];&quot;&quot;)">
            <text:p/>
          </table:table-cell>
        </table:table-row>
        <table:table-row table:style-name="ro1">
          <table:table-cell/>
          <table:table-cell office:value-type="float" office:value="12">
            <text:p>12,00</text:p>
          </table:table-cell>
          <table:table-cell office:value-type="float" office:value="11.9">
            <text:p>11,90</text:p>
          </table:table-cell>
          <table:table-cell office:value-type="float" office:value="19.7">
            <text:p>19,70</text:p>
          </table:table-cell>
          <table:table-cell table:formula="of:=AVERAGE([.B10:.C10])" office:value-type="float" office:value="11.95">
            <text:p>11,95</text:p>
          </table:table-cell>
          <table:table-cell/>
          <table:table-cell table:formula="of:=(16*PI()*[.$E$33]*[.E10]*[.D10]^2)/(10*[.$E$34]^2*[.$E$35])" office:value-type="float" office:value="1.21108718762578">
            <text:p>1,21</text:p>
          </table:table-cell>
          <table:table-cell/>
          <table:table-cell table:formula="of:=IF(ISBLANK([.H10]);[.G10];&quot;&quot;)" office:value-type="float" office:value="1.21108718762578">
            <text:p>1,21</text:p>
          </table:table-cell>
          <table:table-cell table:formula="of:=IF(ISBLANK([.$H10]);[.E10];&quot;&quot;)" office:value-type="float" office:value="11.95">
            <text:p>11,95</text:p>
          </table:table-cell>
          <table:table-cell table:formula="of:=IF(ISBLANK([.$H10]);[.D10];&quot;&quot;)" office:value-type="float" office:value="19.7">
            <text:p>19,70</text:p>
          </table:table-cell>
          <table:table-cell table:formula="of:=IF(ISBLANK([.H10]);(ABS((1.6*PI()*[.$E$37]*[.E10]*[.D10]^2)/([.$E$34]^2*[.$E$35])) + ABS((16*PI()*[.$E$33]*[.$E$39]*[.D10]^2)/(10*[.$E$34]^2*[.$E$35])) + ABS((2*1.6*PI()*[.$E$33]*[.E10]*[.D10]*[.$E$40])/([.$E$34]^2*[.$E$35])) + ABS((2*1.6*PI()*[.$E$33]*[.E10]*[.D10]^2*[.$E$38])/([.$E$34]^3*[.$E$35])) + ABS((1.6*PI()*[.$E$33]*[.E10]*[.D10]^2*[.$E$41])/([.$E$34]^2*[.$E$35]^2)));&quot;&quot;)" office:value-type="float" office:value="0.101498337536851">
            <text:p>1,01E-1</text:p>
          </table:table-cell>
          <table:table-cell table:formula="of:=IF(ISBLANK([.H10]);[.L10]/[.I10];&quot;&quot;)" office:value-type="percentage" office:value="0.083807622253711">
            <text:p>8,38%</text:p>
          </table:table-cell>
        </table:table-row>
        <table:table-row table:style-name="ro1">
          <table:table-cell/>
          <table:table-cell table:number-columns-repeated="2" office:value-type="float" office:value="47.6">
            <text:p>47,60</text:p>
          </table:table-cell>
          <table:table-cell office:value-type="float" office:value="10.3">
            <text:p>10,30</text:p>
          </table:table-cell>
          <table:table-cell table:formula="of:=AVERAGE([.B11:.C11])" office:value-type="float" office:value="47.6">
            <text:p>47,60</text:p>
          </table:table-cell>
          <table:table-cell/>
          <table:table-cell table:formula="of:=(16*PI()*[.$E$33]*[.E11]*[.D11]^2)/(10*[.$E$34]^2*[.$E$35])" office:value-type="float" office:value="1.31873172484717">
            <text:p>1,32</text:p>
          </table:table-cell>
          <table:table-cell/>
          <table:table-cell table:formula="of:=IF(ISBLANK([.H11]);[.G11];&quot;&quot;)" office:value-type="float" office:value="1.31873172484717">
            <text:p>1,32</text:p>
          </table:table-cell>
          <table:table-cell table:formula="of:=IF(ISBLANK([.$H11]);[.E11];&quot;&quot;)" office:value-type="float" office:value="47.6">
            <text:p>47,60</text:p>
          </table:table-cell>
          <table:table-cell table:formula="of:=IF(ISBLANK([.$H11]);[.D11];&quot;&quot;)" office:value-type="float" office:value="10.3">
            <text:p>10,30</text:p>
          </table:table-cell>
          <table:table-cell table:formula="of:=IF(ISBLANK([.H11]);(ABS((1.6*PI()*[.$E$37]*[.E11]*[.D11]^2)/([.$E$34]^2*[.$E$35])) + ABS((16*PI()*[.$E$33]*[.$E$39]*[.D11]^2)/(10*[.$E$34]^2*[.$E$35])) + ABS((2*1.6*PI()*[.$E$33]*[.E11]*[.D11]*[.$E$40])/([.$E$34]^2*[.$E$35])) + ABS((2*1.6*PI()*[.$E$33]*[.E11]*[.D11]^2*[.$E$38])/([.$E$34]^3*[.$E$35])) + ABS((1.6*PI()*[.$E$33]*[.E11]*[.D11]^2*[.$E$41])/([.$E$34]^2*[.$E$35]^2)));&quot;&quot;)" office:value-type="float" office:value="0.107826507793946">
            <text:p>1,08E-1</text:p>
          </table:table-cell>
          <table:table-cell table:formula="of:=IF(ISBLANK([.H11]);[.L11]/[.I11];&quot;&quot;)" office:value-type="percentage" office:value="0.0817653096246259">
            <text:p>8,18%</text:p>
          </table:table-cell>
        </table:table-row>
        <table:table-row table:style-name="ro1">
          <table:table-cell table:style-name="ce2"/>
          <table:table-cell table:style-name="ce10" office:value-type="float" office:value="16.2">
            <text:p>16,20</text:p>
          </table:table-cell>
          <table:table-cell table:style-name="ce18" office:value-type="float" office:value="16">
            <text:p>16,00</text:p>
          </table:table-cell>
          <table:table-cell table:style-name="ce18" office:value-type="float" office:value="17.3">
            <text:p>17,30</text:p>
          </table:table-cell>
          <table:table-cell table:style-name="ce26" table:formula="of:=AVERAGE([.B12:.C12])" office:value-type="float" office:value="16.1">
            <text:p>16,10</text:p>
          </table:table-cell>
          <table:table-cell table:style-name="ce18"/>
          <table:table-cell table:style-name="ce38" table:formula="of:=(16*PI()*[.$E$33]*[.E12]*[.D12]^2)/(10*[.$E$34]^2*[.$E$35])" office:value-type="float" office:value="1.25832589593446">
            <text:p>1,26</text:p>
          </table:table-cell>
          <table:table-cell table:style-name="ce45"/>
          <table:table-cell table:style-name="ce18" table:formula="of:=IF(ISBLANK([.H12]);[.G12];&quot;&quot;)" office:value-type="float" office:value="1.25832589593446">
            <text:p>1,26</text:p>
          </table:table-cell>
          <table:table-cell table:style-name="ce18" table:formula="of:=IF(ISBLANK([.$H12]);[.E12];&quot;&quot;)" office:value-type="float" office:value="16.1">
            <text:p>16,10</text:p>
          </table:table-cell>
          <table:table-cell table:style-name="ce18" table:formula="of:=IF(ISBLANK([.$H12]);[.D12];&quot;&quot;)" office:value-type="float" office:value="17.3">
            <text:p>17,30</text:p>
          </table:table-cell>
          <table:table-cell table:style-name="ce62" table:formula="of:=IF(ISBLANK([.H12]);(ABS((1.6*PI()*[.$E$37]*[.E12]*[.D12]^2)/([.$E$34]^2*[.$E$35])) + ABS((16*PI()*[.$E$33]*[.$E$39]*[.D12]^2)/(10*[.$E$34]^2*[.$E$35])) + ABS((2*1.6*PI()*[.$E$33]*[.E12]*[.D12]*[.$E$40])/([.$E$34]^2*[.$E$35])) + ABS((2*1.6*PI()*[.$E$33]*[.E12]*[.D12]^2*[.$E$38])/([.$E$34]^3*[.$E$35])) + ABS((1.6*PI()*[.$E$33]*[.E12]*[.D12]^2*[.$E$41])/([.$E$34]^2*[.$E$35]^2)));&quot;&quot;)" office:value-type="float" office:value="0.0967318417164871">
            <text:p>9,67E-2</text:p>
          </table:table-cell>
          <table:table-cell table:style-name="ce65" table:formula="of:=IF(ISBLANK([.H12]);[.L12]/[.I12];&quot;&quot;)" office:value-type="percentage" office:value="0.0768734411562372">
            <text:p>7,69%</text:p>
          </table:table-cell>
        </table:table-row>
        <table:table-row table:style-name="ro1">
          <table:table-cell table:style-name="ce1" office:value-type="string">
            <text:p>CO_2</text:p>
          </table:table-cell>
          <table:table-cell table:style-name="ce11"/>
          <table:table-cell table:style-name="ce19"/>
          <table:table-cell table:style-name="ce19"/>
          <table:table-cell table:style-name="ce27"/>
          <table:table-cell table:style-name="ce19"/>
          <table:table-cell table:style-name="ce39"/>
          <table:table-cell table:style-name="ce43" office:value-type="string">
            <text:p><text:s/></text:p>
          </table:table-cell>
          <table:table-cell table:style-name="ce19"/>
          <table:table-cell table:style-name="ce19" table:formula="of:=IF(ISBLANK([.$H13]);[.E13];&quot;&quot;)">
            <text:p/>
          </table:table-cell>
          <table:table-cell table:style-name="ce19" table:formula="of:=IF(ISBLANK([.$H13]);[.D13];&quot;&quot;)">
            <text:p/>
          </table:table-cell>
          <table:table-cell table:style-name="ce63" table:formula="of:=IF(ISBLANK([.H13]);(ABS((1.6*PI()*[.$E$37]*[.E13]*[.D13]^2)/([.$E$34]^2*[.$E$35])) + ABS((16*PI()*[.$E$33]*[.$E$39]*[.D13]^2)/(10*[.$E$34]^2*[.$E$35])) + ABS((2*1.6*PI()*[.$E$33]*[.E13]*[.D13]*[.$E$40])/([.$E$34]^2*[.$E$35])) + ABS((2*1.6*PI()*[.$E$33]*[.E13]*[.D13]^2*[.$E$38])/([.$E$34]^3*[.$E$35])) + ABS((1.6*PI()*[.$E$33]*[.E13]*[.D13]^2*[.$E$41])/([.$E$34]^2*[.$E$35]^2)));&quot;&quot;)">
            <text:p/>
          </table:table-cell>
          <table:table-cell table:style-name="ce66" table:formula="of:=IF(ISBLANK([.H13]);[.L13]/[.I13];&quot;&quot;)">
            <text:p/>
          </table:table-cell>
        </table:table-row>
        <table:table-row table:style-name="ro1">
          <table:table-cell/>
          <table:table-cell office:value-type="float" office:value="45.5">
            <text:p>45,50</text:p>
          </table:table-cell>
          <table:table-cell office:value-type="float" office:value="45.2">
            <text:p>45,20</text:p>
          </table:table-cell>
          <table:table-cell office:value-type="float" office:value="9.87">
            <text:p>9,87</text:p>
          </table:table-cell>
          <table:table-cell table:formula="of:=AVERAGE([.B14:.C14])" office:value-type="float" office:value="45.35">
            <text:p>45,35</text:p>
          </table:table-cell>
          <table:table-cell/>
          <table:table-cell table:formula="of:=(16*PI()*[.$E$33]*[.E14]*[.D14]^2)/(10*[.$E$34]^2*[.$E$35])" office:value-type="float" office:value="1.15368341337743">
            <text:p>1,15</text:p>
          </table:table-cell>
          <table:table-cell/>
          <table:table-cell table:formula="of:=IF(ISBLANK([.H14]);[.G14];&quot;&quot;)" office:value-type="float" office:value="1.15368341337743">
            <text:p>1,15</text:p>
          </table:table-cell>
          <table:table-cell table:formula="of:=IF(ISBLANK([.$H14]);[.E14];&quot;&quot;)" office:value-type="float" office:value="45.35">
            <text:p>45,35</text:p>
          </table:table-cell>
          <table:table-cell table:formula="of:=IF(ISBLANK([.$H14]);[.D14];&quot;&quot;)" office:value-type="float" office:value="9.87">
            <text:p>9,87</text:p>
          </table:table-cell>
          <table:table-cell table:formula="of:=IF(ISBLANK([.H14]);(ABS((1.6*PI()*[.$E$37]*[.E14]*[.D14]^2)/([.$E$34]^2*[.$E$35])) + ABS((16*PI()*[.$E$33]*[.$E$39]*[.D14]^2)/(10*[.$E$34]^2*[.$E$35])) + ABS((2*1.6*PI()*[.$E$33]*[.E14]*[.D14]*[.$E$40])/([.$E$34]^2*[.$E$35])) + ABS((2*1.6*PI()*[.$E$33]*[.E14]*[.D14]^2*[.$E$38])/([.$E$34]^3*[.$E$35])) + ABS((1.6*PI()*[.$E$33]*[.E14]*[.D14]^2*[.$E$41])/([.$E$34]^2*[.$E$35]^2)));&quot;&quot;)" office:value-type="float" office:value="0.0984085060654216">
            <text:p>9,84E-2</text:p>
          </table:table-cell>
          <table:table-cell table:formula="of:=IF(ISBLANK([.H14]);[.L14]/[.I14];&quot;&quot;)" office:value-type="percentage" office:value="0.0852994026995056">
            <text:p>8,53%</text:p>
          </table:table-cell>
        </table:table-row>
        <table:table-row table:style-name="ro1">
          <table:table-cell/>
          <table:table-cell office:value-type="float" office:value="40.7">
            <text:p>40,70</text:p>
          </table:table-cell>
          <table:table-cell office:value-type="float" office:value="40.65">
            <text:p>40,65</text:p>
          </table:table-cell>
          <table:table-cell office:value-type="float" office:value="10.6">
            <text:p>10,60</text:p>
          </table:table-cell>
          <table:table-cell table:formula="of:=AVERAGE([.B15:.C15])" office:value-type="float" office:value="40.675">
            <text:p>40,68</text:p>
          </table:table-cell>
          <table:table-cell/>
          <table:table-cell table:formula="of:=(16*PI()*[.$E$33]*[.E15]*[.D15]^2)/(10*[.$E$34]^2*[.$E$35])" office:value-type="float" office:value="1.19347779758123">
            <text:p>1,19</text:p>
          </table:table-cell>
          <table:table-cell/>
          <table:table-cell table:formula="of:=IF(ISBLANK([.H15]);[.G15];&quot;&quot;)" office:value-type="float" office:value="1.19347779758123">
            <text:p>1,19</text:p>
          </table:table-cell>
          <table:table-cell table:formula="of:=IF(ISBLANK([.$H15]);[.E15];&quot;&quot;)" office:value-type="float" office:value="40.675">
            <text:p>40,68</text:p>
          </table:table-cell>
          <table:table-cell table:formula="of:=IF(ISBLANK([.$H15]);[.D15];&quot;&quot;)" office:value-type="float" office:value="10.6">
            <text:p>10,60</text:p>
          </table:table-cell>
          <table:table-cell table:formula="of:=IF(ISBLANK([.H15]);(ABS((1.6*PI()*[.$E$37]*[.E15]*[.D15]^2)/([.$E$34]^2*[.$E$35])) + ABS((16*PI()*[.$E$33]*[.$E$39]*[.D15]^2)/(10*[.$E$34]^2*[.$E$35])) + ABS((2*1.6*PI()*[.$E$33]*[.E15]*[.D15]*[.$E$40])/([.$E$34]^2*[.$E$35])) + ABS((2*1.6*PI()*[.$E$33]*[.E15]*[.D15]^2*[.$E$38])/([.$E$34]^3*[.$E$35])) + ABS((1.6*PI()*[.$E$33]*[.E15]*[.D15]^2*[.$E$41])/([.$E$34]^2*[.$E$35]^2)));&quot;&quot;)" office:value-type="float" office:value="0.0976373180852694">
            <text:p>9,76E-2</text:p>
          </table:table-cell>
          <table:table-cell table:formula="of:=IF(ISBLANK([.H15]);[.L15]/[.I15];&quot;&quot;)" office:value-type="percentage" office:value="0.0818090778757232">
            <text:p>8,18%</text:p>
          </table:table-cell>
        </table:table-row>
        <table:table-row table:style-name="ro1">
          <table:table-cell/>
          <table:table-cell table:number-columns-repeated="2" office:value-type="float" office:value="35.6">
            <text:p>35,60</text:p>
          </table:table-cell>
          <table:table-cell office:value-type="float" office:value="11.4">
            <text:p>11,40</text:p>
          </table:table-cell>
          <table:table-cell table:formula="of:=AVERAGE([.B16:.C16])" office:value-type="float" office:value="35.6">
            <text:p>35,60</text:p>
          </table:table-cell>
          <table:table-cell/>
          <table:table-cell table:formula="of:=(16*PI()*[.$E$33]*[.E16]*[.D16]^2)/(10*[.$E$34]^2*[.$E$35])" office:value-type="float" office:value="1.20818865316837">
            <text:p>1,21</text:p>
          </table:table-cell>
          <table:table-cell/>
          <table:table-cell table:formula="of:=IF(ISBLANK([.H16]);[.G16];&quot;&quot;)" office:value-type="float" office:value="1.20818865316837">
            <text:p>1,21</text:p>
          </table:table-cell>
          <table:table-cell table:formula="of:=IF(ISBLANK([.$H16]);[.E16];&quot;&quot;)" office:value-type="float" office:value="35.6">
            <text:p>35,60</text:p>
          </table:table-cell>
          <table:table-cell table:formula="of:=IF(ISBLANK([.$H16]);[.D16];&quot;&quot;)" office:value-type="float" office:value="11.4">
            <text:p>11,40</text:p>
          </table:table-cell>
          <table:table-cell table:formula="of:=IF(ISBLANK([.H16]);(ABS((1.6*PI()*[.$E$37]*[.E16]*[.D16]^2)/([.$E$34]^2*[.$E$35])) + ABS((16*PI()*[.$E$33]*[.$E$39]*[.D16]^2)/(10*[.$E$34]^2*[.$E$35])) + ABS((2*1.6*PI()*[.$E$33]*[.E16]*[.D16]*[.$E$40])/([.$E$34]^2*[.$E$35])) + ABS((2*1.6*PI()*[.$E$33]*[.E16]*[.D16]^2*[.$E$38])/([.$E$34]^3*[.$E$35])) + ABS((1.6*PI()*[.$E$33]*[.E16]*[.D16]^2*[.$E$41])/([.$E$34]^2*[.$E$35]^2)));&quot;&quot;)" office:value-type="float" office:value="0.095570706330971">
            <text:p>9,56E-2</text:p>
          </table:table-cell>
          <table:table-cell table:formula="of:=IF(ISBLANK([.H16]);[.L16]/[.I16];&quot;&quot;)" office:value-type="percentage" office:value="0.0791024697015197">
            <text:p>7,91%</text:p>
          </table:table-cell>
        </table:table-row>
        <table:table-row table:style-name="ro1">
          <table:table-cell/>
          <table:table-cell table:number-columns-repeated="2" office:value-type="float" office:value="29.5">
            <text:p>29,50</text:p>
          </table:table-cell>
          <table:table-cell office:value-type="float" office:value="12.8">
            <text:p>12,80</text:p>
          </table:table-cell>
          <table:table-cell table:formula="of:=AVERAGE([.B17:.C17])" office:value-type="float" office:value="29.5">
            <text:p>29,50</text:p>
          </table:table-cell>
          <table:table-cell/>
          <table:table-cell table:formula="of:=(16*PI()*[.$E$33]*[.E17]*[.D17]^2)/(10*[.$E$34]^2*[.$E$35])" office:value-type="float" office:value="1.26216754108992">
            <text:p>1,26</text:p>
          </table:table-cell>
          <table:table-cell/>
          <table:table-cell table:formula="of:=IF(ISBLANK([.H17]);[.G17];&quot;&quot;)" office:value-type="float" office:value="1.26216754108992">
            <text:p>1,26</text:p>
          </table:table-cell>
          <table:table-cell table:formula="of:=IF(ISBLANK([.$H17]);[.E17];&quot;&quot;)" office:value-type="float" office:value="29.5">
            <text:p>29,50</text:p>
          </table:table-cell>
          <table:table-cell table:formula="of:=IF(ISBLANK([.$H17]);[.D17];&quot;&quot;)" office:value-type="float" office:value="12.8">
            <text:p>12,80</text:p>
          </table:table-cell>
          <table:table-cell table:formula="of:=IF(ISBLANK([.H17]);(ABS((1.6*PI()*[.$E$37]*[.E17]*[.D17]^2)/([.$E$34]^2*[.$E$35])) + ABS((16*PI()*[.$E$33]*[.$E$39]*[.D17]^2)/(10*[.$E$34]^2*[.$E$35])) + ABS((2*1.6*PI()*[.$E$33]*[.E17]*[.D17]*[.$E$40])/([.$E$34]^2*[.$E$35])) + ABS((2*1.6*PI()*[.$E$33]*[.E17]*[.D17]^2*[.$E$38])/([.$E$34]^3*[.$E$35])) + ABS((1.6*PI()*[.$E$33]*[.E17]*[.D17]^2*[.$E$41])/([.$E$34]^2*[.$E$35]^2)));&quot;&quot;)" office:value-type="float" office:value="0.095395999179512">
            <text:p>9,54E-2</text:p>
          </table:table-cell>
          <table:table-cell table:formula="of:=IF(ISBLANK([.H17]);[.L17]/[.I17];&quot;&quot;)" office:value-type="percentage" office:value="0.0755810905239529">
            <text:p>7,56%</text:p>
          </table:table-cell>
        </table:table-row>
        <table:table-row table:style-name="ro1">
          <table:table-cell/>
          <table:table-cell office:value-type="float" office:value="30.7">
            <text:p>30,70</text:p>
          </table:table-cell>
          <table:table-cell office:value-type="float" office:value="30.6">
            <text:p>30,60</text:p>
          </table:table-cell>
          <table:table-cell office:value-type="float" office:value="12.9">
            <text:p>12,90</text:p>
          </table:table-cell>
          <table:table-cell table:formula="of:=AVERAGE([.B18:.C18])" office:value-type="float" office:value="30.65">
            <text:p>30,65</text:p>
          </table:table-cell>
          <table:table-cell/>
          <table:table-cell table:formula="of:=(16*PI()*[.$E$33]*[.E18]*[.D18]^2)/(10*[.$E$34]^2*[.$E$35])" office:value-type="float" office:value="1.33194088915115">
            <text:p>1,33</text:p>
          </table:table-cell>
          <table:table-cell/>
          <table:table-cell table:formula="of:=IF(ISBLANK([.H18]);[.G18];&quot;&quot;)" office:value-type="float" office:value="1.33194088915115">
            <text:p>1,33</text:p>
          </table:table-cell>
          <table:table-cell table:formula="of:=IF(ISBLANK([.$H18]);[.E18];&quot;&quot;)" office:value-type="float" office:value="30.65">
            <text:p>30,65</text:p>
          </table:table-cell>
          <table:table-cell table:formula="of:=IF(ISBLANK([.$H18]);[.D18];&quot;&quot;)" office:value-type="float" office:value="12.9">
            <text:p>12,90</text:p>
          </table:table-cell>
          <table:table-cell table:formula="of:=IF(ISBLANK([.H18]);(ABS((1.6*PI()*[.$E$37]*[.E18]*[.D18]^2)/([.$E$34]^2*[.$E$35])) + ABS((16*PI()*[.$E$33]*[.$E$39]*[.D18]^2)/(10*[.$E$34]^2*[.$E$35])) + ABS((2*1.6*PI()*[.$E$33]*[.E18]*[.D18]*[.$E$40])/([.$E$34]^2*[.$E$35])) + ABS((2*1.6*PI()*[.$E$33]*[.E18]*[.D18]^2*[.$E$38])/([.$E$34]^3*[.$E$35])) + ABS((1.6*PI()*[.$E$33]*[.E18]*[.D18]^2*[.$E$41])/([.$E$34]^2*[.$E$35]^2)));&quot;&quot;)" office:value-type="float" office:value="0.0991731535047043">
            <text:p>9,92E-2</text:p>
          </table:table-cell>
          <table:table-cell table:formula="of:=IF(ISBLANK([.H18]);[.L18]/[.I18];&quot;&quot;)" office:value-type="percentage" office:value="0.074457623692225">
            <text:p>7,45%</text:p>
          </table:table-cell>
        </table:table-row>
        <table:table-row table:style-name="ro1">
          <table:table-cell/>
          <table:table-cell office:value-type="float" office:value="27.4">
            <text:p>27,40</text:p>
          </table:table-cell>
          <table:table-cell office:value-type="float" office:value="27.2">
            <text:p>27,20</text:p>
          </table:table-cell>
          <table:table-cell office:value-type="float" office:value="12.8">
            <text:p>12,80</text:p>
          </table:table-cell>
          <table:table-cell table:formula="of:=AVERAGE([.B19:.C19])" office:value-type="float" office:value="27.3">
            <text:p>27,30</text:p>
          </table:table-cell>
          <table:table-cell/>
          <table:table-cell table:formula="of:=(16*PI()*[.$E$33]*[.E19]*[.D19]^2)/(10*[.$E$34]^2*[.$E$35])" office:value-type="float" office:value="1.16803979226287">
            <text:p>1,17</text:p>
          </table:table-cell>
          <table:table-cell/>
          <table:table-cell table:formula="of:=IF(ISBLANK([.H19]);[.G19];&quot;&quot;)" office:value-type="float" office:value="1.16803979226287">
            <text:p>1,17</text:p>
          </table:table-cell>
          <table:table-cell table:formula="of:=IF(ISBLANK([.$H19]);[.E19];&quot;&quot;)" office:value-type="float" office:value="27.3">
            <text:p>27,30</text:p>
          </table:table-cell>
          <table:table-cell table:formula="of:=IF(ISBLANK([.$H19]);[.D19];&quot;&quot;)" office:value-type="float" office:value="12.8">
            <text:p>12,80</text:p>
          </table:table-cell>
          <table:table-cell table:formula="of:=IF(ISBLANK([.H19]);(ABS((1.6*PI()*[.$E$37]*[.E19]*[.D19]^2)/([.$E$34]^2*[.$E$35])) + ABS((16*PI()*[.$E$33]*[.$E$39]*[.D19]^2)/(10*[.$E$34]^2*[.$E$35])) + ABS((2*1.6*PI()*[.$E$33]*[.E19]*[.D19]*[.$E$40])/([.$E$34]^2*[.$E$35])) + ABS((2*1.6*PI()*[.$E$33]*[.E19]*[.D19]^2*[.$E$38])/([.$E$34]^3*[.$E$35])) + ABS((1.6*PI()*[.$E$33]*[.E19]*[.D19]^2*[.$E$41])/([.$E$34]^2*[.$E$35]^2)));&quot;&quot;)" office:value-type="float" office:value="0.090036645405273">
            <text:p>9,00E-2</text:p>
          </table:table-cell>
          <table:table-cell table:formula="of:=IF(ISBLANK([.H19]);[.L19]/[.I19];&quot;&quot;)" office:value-type="percentage" office:value="0.0770835428738628">
            <text:p>7,71%</text:p>
          </table:table-cell>
        </table:table-row>
        <table:table-row table:style-name="ro1">
          <table:table-cell/>
          <table:table-cell office:value-type="float" office:value="24.8">
            <text:p>24,80</text:p>
          </table:table-cell>
          <table:table-cell office:value-type="float" office:value="25.4">
            <text:p>25,40</text:p>
          </table:table-cell>
          <table:table-cell office:value-type="float" office:value="13.6">
            <text:p>13,60</text:p>
          </table:table-cell>
          <table:table-cell table:formula="of:=AVERAGE([.B20:.C20])" office:value-type="float" office:value="25.1">
            <text:p>25,10</text:p>
          </table:table-cell>
          <table:table-cell/>
          <table:table-cell table:formula="of:=(16*PI()*[.$E$33]*[.E20]*[.D20]^2)/(10*[.$E$34]^2*[.$E$35])" office:value-type="float" office:value="1.21234601778498">
            <text:p>1,21</text:p>
          </table:table-cell>
          <table:table-cell/>
          <table:table-cell table:formula="of:=IF(ISBLANK([.H20]);[.G20];&quot;&quot;)" office:value-type="float" office:value="1.21234601778498">
            <text:p>1,21</text:p>
          </table:table-cell>
          <table:table-cell table:formula="of:=IF(ISBLANK([.$H20]);[.E20];&quot;&quot;)" office:value-type="float" office:value="25.1">
            <text:p>25,10</text:p>
          </table:table-cell>
          <table:table-cell table:formula="of:=IF(ISBLANK([.$H20]);[.D20];&quot;&quot;)" office:value-type="float" office:value="13.6">
            <text:p>13,60</text:p>
          </table:table-cell>
          <table:table-cell table:formula="of:=IF(ISBLANK([.H20]);(ABS((1.6*PI()*[.$E$37]*[.E20]*[.D20]^2)/([.$E$34]^2*[.$E$35])) + ABS((16*PI()*[.$E$33]*[.$E$39]*[.D20]^2)/(10*[.$E$34]^2*[.$E$35])) + ABS((2*1.6*PI()*[.$E$33]*[.E20]*[.D20]*[.$E$40])/([.$E$34]^2*[.$E$35])) + ABS((2*1.6*PI()*[.$E$33]*[.E20]*[.D20]^2*[.$E$38])/([.$E$34]^3*[.$E$35])) + ABS((1.6*PI()*[.$E$33]*[.E20]*[.D20]^2*[.$E$41])/([.$E$34]^2*[.$E$35]^2)));&quot;&quot;)" office:value-type="float" office:value="0.0916927135878401">
            <text:p>9,17E-2</text:p>
          </table:table-cell>
          <table:table-cell table:formula="of:=IF(ISBLANK([.H20]);[.L20]/[.I20];&quot;&quot;)" office:value-type="percentage" office:value="0.0756324615602464">
            <text:p>7,56%</text:p>
          </table:table-cell>
        </table:table-row>
        <table:table-row table:style-name="ro1">
          <table:table-cell/>
          <table:table-cell table:number-columns-repeated="2" office:value-type="float" office:value="22">
            <text:p>22,00</text:p>
          </table:table-cell>
          <table:table-cell office:value-type="float" office:value="14.5">
            <text:p>14,50</text:p>
          </table:table-cell>
          <table:table-cell table:formula="of:=AVERAGE([.B21:.C21])" office:value-type="float" office:value="22">
            <text:p>22,00</text:p>
          </table:table-cell>
          <table:table-cell/>
          <table:table-cell table:formula="of:=(16*PI()*[.$E$33]*[.E21]*[.D21]^2)/(10*[.$E$34]^2*[.$E$35])" office:value-type="float" office:value="1.20790766545936">
            <text:p>1,21</text:p>
          </table:table-cell>
          <table:table-cell/>
          <table:table-cell table:formula="of:=IF(ISBLANK([.H21]);[.G21];&quot;&quot;)" office:value-type="float" office:value="1.20790766545936">
            <text:p>1,21</text:p>
          </table:table-cell>
          <table:table-cell table:formula="of:=IF(ISBLANK([.$H21]);[.E21];&quot;&quot;)" office:value-type="float" office:value="22">
            <text:p>22,00</text:p>
          </table:table-cell>
          <table:table-cell table:formula="of:=IF(ISBLANK([.$H21]);[.D21];&quot;&quot;)" office:value-type="float" office:value="14.5">
            <text:p>14,50</text:p>
          </table:table-cell>
          <table:table-cell table:formula="of:=IF(ISBLANK([.H21]);(ABS((1.6*PI()*[.$E$37]*[.E21]*[.D21]^2)/([.$E$34]^2*[.$E$35])) + ABS((16*PI()*[.$E$33]*[.$E$39]*[.D21]^2)/(10*[.$E$34]^2*[.$E$35])) + ABS((2*1.6*PI()*[.$E$33]*[.E21]*[.D21]*[.$E$40])/([.$E$34]^2*[.$E$35])) + ABS((2*1.6*PI()*[.$E$33]*[.E21]*[.D21]^2*[.$E$38])/([.$E$34]^3*[.$E$35])) + ABS((1.6*PI()*[.$E$33]*[.E21]*[.D21]^2*[.$E$41])/([.$E$34]^2*[.$E$35]^2)));&quot;&quot;)" office:value-type="float" office:value="0.0912276912322284">
            <text:p>9,12E-2</text:p>
          </table:table-cell>
          <table:table-cell table:formula="of:=IF(ISBLANK([.H21]);[.L21]/[.I21];&quot;&quot;)" office:value-type="percentage" office:value="0.0755253847963082">
            <text:p>7,55%</text:p>
          </table:table-cell>
        </table:table-row>
        <table:table-row table:style-name="ro1">
          <table:table-cell/>
          <table:table-cell office:value-type="float" office:value="18.1">
            <text:p>18,10</text:p>
          </table:table-cell>
          <table:table-cell office:value-type="float" office:value="18.6">
            <text:p>18,60</text:p>
          </table:table-cell>
          <table:table-cell office:value-type="float" office:value="17.4">
            <text:p>17,40</text:p>
          </table:table-cell>
          <table:table-cell table:formula="of:=AVERAGE([.B22:.C22])" office:value-type="float" office:value="18.35">
            <text:p>18,35</text:p>
          </table:table-cell>
          <table:table-cell/>
          <table:table-cell table:formula="of:=(16*PI()*[.$E$33]*[.E22]*[.D22]^2)/(10*[.$E$34]^2*[.$E$35])" office:value-type="float" office:value="1.45080691600446">
            <text:p>1,45</text:p>
          </table:table-cell>
          <table:table-cell office:value-type="string">
            <text:p>ja</text:p>
          </table:table-cell>
          <table:table-cell table:formula="of:=IF(ISBLANK([.H22]);[.G22];&quot;&quot;)">
            <text:p/>
          </table:table-cell>
          <table:table-cell table:formula="of:=IF(ISBLANK([.$H22]);[.E22];&quot;&quot;)">
            <text:p/>
          </table:table-cell>
          <table:table-cell table:formula="of:=IF(ISBLANK([.$H22]);[.D22];&quot;&quot;)">
            <text:p/>
          </table:table-cell>
          <table:table-cell table:formula="of:=IF(ISBLANK([.H22]);(ABS((1.6*PI()*[.$E$37]*[.E22]*[.D22]^2)/([.$E$34]^2*[.$E$35])) + ABS((16*PI()*[.$E$33]*[.$E$39]*[.D22]^2)/(10*[.$E$34]^2*[.$E$35])) + ABS((2*1.6*PI()*[.$E$33]*[.E22]*[.D22]*[.$E$40])/([.$E$34]^2*[.$E$35])) + ABS((2*1.6*PI()*[.$E$33]*[.E22]*[.D22]^2*[.$E$38])/([.$E$34]^3*[.$E$35])) + ABS((1.6*PI()*[.$E$33]*[.E22]*[.D22]^2*[.$E$41])/([.$E$34]^2*[.$E$35]^2)));&quot;&quot;)">
            <text:p/>
          </table:table-cell>
          <table:table-cell table:formula="of:=IF(ISBLANK([.H22]);[.L22]/[.I22];&quot;&quot;)">
            <text:p/>
          </table:table-cell>
        </table:table-row>
        <table:table-row table:style-name="ro1">
          <table:table-cell table:style-name="ce2"/>
          <table:table-cell table:style-name="ce10" office:value-type="float" office:value="11.6">
            <text:p>11,60</text:p>
          </table:table-cell>
          <table:table-cell table:style-name="ce18" office:value-type="float" office:value="11.6">
            <text:p>11,60</text:p>
          </table:table-cell>
          <table:table-cell table:style-name="ce18" office:value-type="float" office:value="19.1">
            <text:p>19,10</text:p>
          </table:table-cell>
          <table:table-cell table:style-name="ce26" table:formula="of:=AVERAGE([.B23:.C23])" office:value-type="float" office:value="11.6">
            <text:p>11,60</text:p>
          </table:table-cell>
          <table:table-cell table:style-name="ce18"/>
          <table:table-cell table:style-name="ce38" table:formula="of:=(16*PI()*[.$E$33]*[.E23]*[.D23]^2)/(10*[.$E$34]^2*[.$E$35])" office:value-type="float" office:value="1.1050954117523">
            <text:p>1,11</text:p>
          </table:table-cell>
          <table:table-cell table:style-name="ce45"/>
          <table:table-cell table:style-name="ce18" table:formula="of:=IF(ISBLANK([.H23]);[.G23];&quot;&quot;)" office:value-type="float" office:value="1.1050954117523">
            <text:p>1,11</text:p>
          </table:table-cell>
          <table:table-cell table:style-name="ce18" table:formula="of:=IF(ISBLANK([.$H23]);[.E23];&quot;&quot;)" office:value-type="float" office:value="11.6">
            <text:p>11,60</text:p>
          </table:table-cell>
          <table:table-cell table:style-name="ce18" table:formula="of:=IF(ISBLANK([.$H23]);[.D23];&quot;&quot;)" office:value-type="float" office:value="19.1">
            <text:p>19,10</text:p>
          </table:table-cell>
          <table:table-cell table:style-name="ce62" table:formula="of:=IF(ISBLANK([.H23]);(ABS((1.6*PI()*[.$E$37]*[.E23]*[.D23]^2)/([.$E$34]^2*[.$E$35])) + ABS((16*PI()*[.$E$33]*[.$E$39]*[.D23]^2)/(10*[.$E$34]^2*[.$E$35])) + ABS((2*1.6*PI()*[.$E$33]*[.E23]*[.D23]*[.$E$40])/([.$E$34]^2*[.$E$35])) + ABS((2*1.6*PI()*[.$E$33]*[.E23]*[.D23]^2*[.$E$38])/([.$E$34]^3*[.$E$35])) + ABS((1.6*PI()*[.$E$33]*[.E23]*[.D23]^2*[.$E$41])/([.$E$34]^2*[.$E$35]^2)));&quot;&quot;)" office:value-type="float" office:value="0.0953835814217563">
            <text:p>9,54E-2</text:p>
          </table:table-cell>
          <table:table-cell table:style-name="ce65" table:formula="of:=IF(ISBLANK([.H23]);[.L23]/[.I23];&quot;&quot;)" office:value-type="percentage" office:value="0.0863125304904769">
            <text:p>8,63%</text:p>
          </table:table-cell>
        </table:table-row>
        <table:table-row table:style-name="ro1">
          <table:table-cell table:style-name="ce1" office:value-type="string">
            <text:p>Argon</text:p>
          </table:table-cell>
          <table:table-cell table:style-name="ce11"/>
          <table:table-cell table:style-name="ce19"/>
          <table:table-cell table:style-name="ce19"/>
          <table:table-cell table:style-name="ce27"/>
          <table:table-cell table:style-name="ce19"/>
          <table:table-cell table:style-name="ce39"/>
          <table:table-cell table:style-name="ce43" office:value-type="string">
            <text:p><text:s/></text:p>
          </table:table-cell>
          <table:table-cell table:style-name="ce19"/>
          <table:table-cell table:style-name="ce19" table:formula="of:=IF(ISBLANK([.$H24]);[.E24];&quot;&quot;)">
            <text:p/>
          </table:table-cell>
          <table:table-cell table:style-name="ce19" table:formula="of:=IF(ISBLANK([.$H24]);[.D24];&quot;&quot;)">
            <text:p/>
          </table:table-cell>
          <table:table-cell table:style-name="ce63" table:formula="of:=IF(ISBLANK([.H24]);(ABS((1.6*PI()*[.$E$37]*[.E24]*[.D24]^2)/([.$E$34]^2*[.$E$35])) + ABS((16*PI()*[.$E$33]*[.$E$39]*[.D24]^2)/(10*[.$E$34]^2*[.$E$35])) + ABS((2*1.6*PI()*[.$E$33]*[.E24]*[.D24]*[.$E$40])/([.$E$34]^2*[.$E$35])) + ABS((2*1.6*PI()*[.$E$33]*[.E24]*[.D24]^2*[.$E$38])/([.$E$34]^3*[.$E$35])) + ABS((1.6*PI()*[.$E$33]*[.E24]*[.D24]^2*[.$E$41])/([.$E$34]^2*[.$E$35]^2)));&quot;&quot;)">
            <text:p/>
          </table:table-cell>
          <table:table-cell table:style-name="ce66" table:formula="of:=IF(ISBLANK([.H24]);[.L24]/[.I24];&quot;&quot;)">
            <text:p/>
          </table:table-cell>
        </table:table-row>
        <table:table-row table:style-name="ro1">
          <table:table-cell/>
          <table:table-cell office:value-type="float" office:value="45.25">
            <text:p>45,25</text:p>
          </table:table-cell>
          <table:table-cell office:value-type="float" office:value="45.2">
            <text:p>45,20</text:p>
          </table:table-cell>
          <table:table-cell office:value-type="float" office:value="12">
            <text:p>12,00</text:p>
          </table:table-cell>
          <table:table-cell table:formula="of:=AVERAGE([.B25:.C25])" office:value-type="float" office:value="45.225">
            <text:p>45,23</text:p>
          </table:table-cell>
          <table:table-cell/>
          <table:table-cell table:formula="of:=(16*PI()*[.$E$33]*[.E25]*[.D25]^2)/(10*[.$E$34]^2*[.$E$35])" office:value-type="float" office:value="1.70065460610475">
            <text:p>1,70</text:p>
          </table:table-cell>
          <table:table-cell office:value-type="string">
            <text:p>ja</text:p>
          </table:table-cell>
          <table:table-cell table:formula="of:=IF(ISBLANK([.H25]);[.G25];&quot;&quot;)">
            <text:p/>
          </table:table-cell>
          <table:table-cell table:formula="of:=IF(ISBLANK([.$H25]);[.E25];&quot;&quot;)">
            <text:p/>
          </table:table-cell>
          <table:table-cell table:formula="of:=IF(ISBLANK([.$H25]);[.D25];&quot;&quot;)">
            <text:p/>
          </table:table-cell>
          <table:table-cell table:formula="of:=IF(ISBLANK([.H25]);(ABS((1.6*PI()*[.$E$37]*[.E25]*[.D25]^2)/([.$E$34]^2*[.$E$35])) + ABS((16*PI()*[.$E$33]*[.$E$39]*[.D25]^2)/(10*[.$E$34]^2*[.$E$35])) + ABS((2*1.6*PI()*[.$E$33]*[.E25]*[.D25]*[.$E$40])/([.$E$34]^2*[.$E$35])) + ABS((2*1.6*PI()*[.$E$33]*[.E25]*[.D25]^2*[.$E$38])/([.$E$34]^3*[.$E$35])) + ABS((1.6*PI()*[.$E$33]*[.E25]*[.D25]^2*[.$E$41])/([.$E$34]^2*[.$E$35]^2)));&quot;&quot;)">
            <text:p/>
          </table:table-cell>
          <table:table-cell table:formula="of:=IF(ISBLANK([.H25]);[.L25]/[.I25];&quot;&quot;)">
            <text:p/>
          </table:table-cell>
        </table:table-row>
        <table:table-row table:style-name="ro1">
          <table:table-cell/>
          <table:table-cell office:value-type="float" office:value="38.55">
            <text:p>38,55</text:p>
          </table:table-cell>
          <table:table-cell office:value-type="float" office:value="38.6">
            <text:p>38,60</text:p>
          </table:table-cell>
          <table:table-cell office:value-type="float" office:value="12.4">
            <text:p>12,40</text:p>
          </table:table-cell>
          <table:table-cell table:formula="of:=AVERAGE([.B26:.C26])" office:value-type="float" office:value="38.575">
            <text:p>38,58</text:p>
          </table:table-cell>
          <table:table-cell/>
          <table:table-cell table:formula="of:=(16*PI()*[.$E$33]*[.E26]*[.D26]^2)/(10*[.$E$34]^2*[.$E$35])" office:value-type="float" office:value="1.5489034856508">
            <text:p>1,55</text:p>
          </table:table-cell>
          <table:table-cell/>
          <table:table-cell table:formula="of:=IF(ISBLANK([.H26]);[.G26];&quot;&quot;)" office:value-type="float" office:value="1.5489034856508">
            <text:p>1,55</text:p>
          </table:table-cell>
          <table:table-cell table:formula="of:=IF(ISBLANK([.$H26]);[.E26];&quot;&quot;)" office:value-type="float" office:value="38.575">
            <text:p>38,58</text:p>
          </table:table-cell>
          <table:table-cell table:formula="of:=IF(ISBLANK([.$H26]);[.D26];&quot;&quot;)" office:value-type="float" office:value="12.4">
            <text:p>12,40</text:p>
          </table:table-cell>
          <table:table-cell table:formula="of:=IF(ISBLANK([.H26]);(ABS((1.6*PI()*[.$E$37]*[.E26]*[.D26]^2)/([.$E$34]^2*[.$E$35])) + ABS((16*PI()*[.$E$33]*[.$E$39]*[.D26]^2)/(10*[.$E$34]^2*[.$E$35])) + ABS((2*1.6*PI()*[.$E$33]*[.E26]*[.D26]*[.$E$40])/([.$E$34]^2*[.$E$35])) + ABS((2*1.6*PI()*[.$E$33]*[.E26]*[.D26]^2*[.$E$38])/([.$E$34]^3*[.$E$35])) + ABS((1.6*PI()*[.$E$33]*[.E26]*[.D26]^2*[.$E$41])/([.$E$34]^2*[.$E$35]^2)));&quot;&quot;)" office:value-type="float" office:value="0.113006565128615">
            <text:p>1,13E-1</text:p>
          </table:table-cell>
          <table:table-cell table:formula="of:=IF(ISBLANK([.H26]);[.L26]/[.I26];&quot;&quot;)" office:value-type="percentage" office:value="0.0729590747102833">
            <text:p>7,30%</text:p>
          </table:table-cell>
        </table:table-row>
        <table:table-row table:style-name="ro1">
          <table:table-cell/>
          <table:table-cell table:number-columns-repeated="2" office:value-type="float" office:value="33.1">
            <text:p>33,10</text:p>
          </table:table-cell>
          <table:table-cell office:value-type="float" office:value="13.3">
            <text:p>13,30</text:p>
          </table:table-cell>
          <table:table-cell table:formula="of:=AVERAGE([.B27:.C27])" office:value-type="float" office:value="33.1">
            <text:p>33,10</text:p>
          </table:table-cell>
          <table:table-cell/>
          <table:table-cell table:formula="of:=(16*PI()*[.$E$33]*[.E27]*[.D27]^2)/(10*[.$E$34]^2*[.$E$35])" office:value-type="float" office:value="1.5289959242929">
            <text:p>1,53</text:p>
          </table:table-cell>
          <table:table-cell/>
          <table:table-cell table:formula="of:=IF(ISBLANK([.H27]);[.G27];&quot;&quot;)" office:value-type="float" office:value="1.5289959242929">
            <text:p>1,53</text:p>
          </table:table-cell>
          <table:table-cell table:formula="of:=IF(ISBLANK([.$H27]);[.E27];&quot;&quot;)" office:value-type="float" office:value="33.1">
            <text:p>33,10</text:p>
          </table:table-cell>
          <table:table-cell table:formula="of:=IF(ISBLANK([.$H27]);[.D27];&quot;&quot;)" office:value-type="float" office:value="13.3">
            <text:p>13,30</text:p>
          </table:table-cell>
          <table:table-cell table:formula="of:=IF(ISBLANK([.H27]);(ABS((1.6*PI()*[.$E$37]*[.E27]*[.D27]^2)/([.$E$34]^2*[.$E$35])) + ABS((16*PI()*[.$E$33]*[.$E$39]*[.D27]^2)/(10*[.$E$34]^2*[.$E$35])) + ABS((2*1.6*PI()*[.$E$33]*[.E27]*[.D27]*[.$E$40])/([.$E$34]^2*[.$E$35])) + ABS((2*1.6*PI()*[.$E$33]*[.E27]*[.D27]^2*[.$E$38])/([.$E$34]^3*[.$E$35])) + ABS((1.6*PI()*[.$E$33]*[.E27]*[.D27]^2*[.$E$41])/([.$E$34]^2*[.$E$35]^2)));&quot;&quot;)" office:value-type="float" office:value="0.109319257468984">
            <text:p>1,09E-1</text:p>
          </table:table-cell>
          <table:table-cell table:formula="of:=IF(ISBLANK([.H27]);[.L27]/[.I27];&quot;&quot;)" office:value-type="percentage" office:value="0.0714974158741069">
            <text:p>7,15%</text:p>
          </table:table-cell>
        </table:table-row>
        <table:table-row table:style-name="ro1">
          <table:table-cell/>
          <table:table-cell office:value-type="float" office:value="25.1">
            <text:p>25,10</text:p>
          </table:table-cell>
          <table:table-cell office:value-type="float" office:value="25.2">
            <text:p>25,20</text:p>
          </table:table-cell>
          <table:table-cell office:value-type="float" office:value="15.4">
            <text:p>15,40</text:p>
          </table:table-cell>
          <table:table-cell table:formula="of:=AVERAGE([.B28:.C28])" office:value-type="float" office:value="25.15">
            <text:p>25,15</text:p>
          </table:table-cell>
          <table:table-cell/>
          <table:table-cell table:formula="of:=(16*PI()*[.$E$33]*[.E28]*[.D28]^2)/(10*[.$E$34]^2*[.$E$35])" office:value-type="float" office:value="1.55759478019665">
            <text:p>1,56</text:p>
          </table:table-cell>
          <table:table-cell/>
          <table:table-cell table:formula="of:=IF(ISBLANK([.H28]);[.G28];&quot;&quot;)" office:value-type="float" office:value="1.55759478019665">
            <text:p>1,56</text:p>
          </table:table-cell>
          <table:table-cell table:formula="of:=IF(ISBLANK([.$H28]);[.E28];&quot;&quot;)" office:value-type="float" office:value="25.15">
            <text:p>25,15</text:p>
          </table:table-cell>
          <table:table-cell table:formula="of:=IF(ISBLANK([.$H28]);[.D28];&quot;&quot;)" office:value-type="float" office:value="15.4">
            <text:p>15,40</text:p>
          </table:table-cell>
          <table:table-cell table:formula="of:=IF(ISBLANK([.H28]);(ABS((1.6*PI()*[.$E$37]*[.E28]*[.D28]^2)/([.$E$34]^2*[.$E$35])) + ABS((16*PI()*[.$E$33]*[.$E$39]*[.D28]^2)/(10*[.$E$34]^2*[.$E$35])) + ABS((2*1.6*PI()*[.$E$33]*[.E28]*[.D28]*[.$E$40])/([.$E$34]^2*[.$E$35])) + ABS((2*1.6*PI()*[.$E$33]*[.E28]*[.D28]^2*[.$E$38])/([.$E$34]^3*[.$E$35])) + ABS((1.6*PI()*[.$E$33]*[.E28]*[.D28]^2*[.$E$41])/([.$E$34]^2*[.$E$35]^2)));&quot;&quot;)" office:value-type="float" office:value="0.108366316505115">
            <text:p>1,08E-1</text:p>
          </table:table-cell>
          <table:table-cell table:formula="of:=IF(ISBLANK([.H28]);[.L28]/[.I28];&quot;&quot;)" office:value-type="percentage" office:value="0.0695728554582301">
            <text:p>6,96%</text:p>
          </table:table-cell>
        </table:table-row>
        <table:table-row table:style-name="ro1">
          <table:table-cell table:style-name="ce2"/>
          <table:table-cell table:style-name="ce10" office:value-type="float" office:value="19.3">
            <text:p>19,30</text:p>
          </table:table-cell>
          <table:table-cell table:style-name="ce18" office:value-type="float" office:value="19.4">
            <text:p>19,40</text:p>
          </table:table-cell>
          <table:table-cell table:style-name="ce18" office:value-type="float" office:value="16.8">
            <text:p>16,80</text:p>
          </table:table-cell>
          <table:table-cell table:style-name="ce26" table:formula="of:=AVERAGE([.B29:.C29])" office:value-type="float" office:value="19.35">
            <text:p>19,35</text:p>
          </table:table-cell>
          <table:table-cell table:style-name="ce18"/>
          <table:table-cell table:style-name="ce38" table:formula="of:=(16*PI()*[.$E$33]*[.E29]*[.D29]^2)/(10*[.$E$34]^2*[.$E$35])" office:value-type="float" office:value="1.42618079803491">
            <text:p>1,43</text:p>
          </table:table-cell>
          <table:table-cell table:style-name="ce45" office:value-type="string">
            <text:p>ja</text:p>
          </table:table-cell>
          <table:table-cell table:style-name="ce18" table:formula="of:=IF(ISBLANK([.H29]);[.G29];&quot;&quot;)">
            <text:p/>
          </table:table-cell>
          <table:table-cell table:style-name="ce18" table:formula="of:=IF(ISBLANK([.$H29]);[.E29];&quot;&quot;)">
            <text:p/>
          </table:table-cell>
          <table:table-cell table:style-name="ce18" table:formula="of:=IF(ISBLANK([.$H29]);[.D29];&quot;&quot;)">
            <text:p/>
          </table:table-cell>
          <table:table-cell table:style-name="ce62" table:formula="of:=IF(ISBLANK([.H29]);(ABS((1.6*PI()*[.$E$37]*[.E29]*[.D29]^2)/([.$E$34]^2*[.$E$35])) + ABS((16*PI()*[.$E$33]*[.$E$39]*[.D29]^2)/(10*[.$E$34]^2*[.$E$35])) + ABS((2*1.6*PI()*[.$E$33]*[.E29]*[.D29]*[.$E$40])/([.$E$34]^2*[.$E$35])) + ABS((2*1.6*PI()*[.$E$33]*[.E29]*[.D29]^2*[.$E$38])/([.$E$34]^3*[.$E$35])) + ABS((1.6*PI()*[.$E$33]*[.E29]*[.D29]^2*[.$E$41])/([.$E$34]^2*[.$E$35]^2)));&quot;&quot;)">
            <text:p/>
          </table:table-cell>
          <table:table-cell table:style-name="ce65" table:formula="of:=IF(ISBLANK([.H29]);[.L29]/[.I29];&quot;&quot;)">
            <text:p/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4"/>
          <table:table-cell table:style-name="ce30" office:value-type="string" table:number-columns-spanned="2" table:number-rows-spanned="1">
            <text:p>Gamma</text:p>
          </table:table-cell>
          <table:covered-table-cell table:style-name="ce40"/>
          <table:table-cell table:style-name="ce46" office:value-type="string">
            <text:p>Luft</text:p>
          </table:table-cell>
          <table:table-cell table:style-name="ce46" office:value-type="string">
            <text:p>CO_2</text:p>
          </table:table-cell>
          <table:table-cell table:style-name="ce55" office:value-type="string">
            <text:p>Argon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table:number-columns-spanned="2" table:number-rows-spanned="1">
            <text:p>Mittelwert</text:p>
          </table:table-cell>
          <table:covered-table-cell table:style-name="ce41"/>
          <table:table-cell table:style-name="ce47" table:formula="of:=AVERAGE([.I4:.I12])" office:value-type="float" office:value="1.25579829049657">
            <text:p>1,256</text:p>
          </table:table-cell>
          <table:table-cell table:style-name="ce47" table:formula="of:=AVERAGE([.I14:.I23])" office:value-type="float" office:value="1.20476079795862">
            <text:p>1,205</text:p>
          </table:table-cell>
          <table:table-cell table:style-name="ce56" table:formula="of:=AVERAGE([.I25:.I29])" office:value-type="float" office:value="1.54516473004678">
            <text:p>1,545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>
            <text:p>Messw.:</text:p>
          </table:table-cell>
          <table:table-cell table:style-name="ce12" office:value-type="string" table:number-columns-spanned="3" table:number-rows-spanned="1">
            <text:p>Masse m (g):</text:p>
          </table:table-cell>
          <table:covered-table-cell table:style-name="ce20"/>
          <table:covered-table-cell table:style-name="ce20"/>
          <table:table-cell table:style-name="ce28" office:value-type="float" office:value="13.4062">
            <text:p>13,4062</text:p>
          </table:table-cell>
          <table:table-cell table:style-name="ce31" office:value-type="string" table:number-columns-spanned="2" table:number-rows-spanned="1">
            <text:p>Std.abw.</text:p>
          </table:table-cell>
          <table:covered-table-cell table:style-name="ce41"/>
          <table:table-cell table:style-name="ce48" table:formula="of:=STDEV([.I4:.I12])" office:value-type="float" office:value="0.0356014012645498">
            <text:p>3,560E-2</text:p>
          </table:table-cell>
          <table:table-cell table:style-name="ce48" table:formula="of:=STDEV([.I14:.I23])" office:value-type="float" office:value="0.0647758877390326">
            <text:p>6,478E-2</text:p>
          </table:table-cell>
          <table:table-cell table:style-name="ce57" table:formula="of:=STDEV([.I25:.I29])" office:value-type="float" office:value="0.0146614242094944">
            <text:p>1,466E-2</text:p>
          </table:table-cell>
          <table:table-cell table:style-name="Default" table:number-columns-repeated="3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Rohrdurchmesser d (mm):</text:p>
          </table:table-cell>
          <table:covered-table-cell table:style-name="ce15"/>
          <table:covered-table-cell table:style-name="ce15"/>
          <table:table-cell table:style-name="ce22" office:value-type="float" office:value="16">
            <text:p>16</text:p>
          </table:table-cell>
          <table:table-cell table:style-name="ce31" office:value-type="string" table:number-columns-spanned="2" table:number-rows-spanned="1">
            <text:p>rel. Abweichung</text:p>
          </table:table-cell>
          <table:covered-table-cell table:style-name="ce41"/>
          <table:table-cell table:style-name="ce49" table:formula="of:=[.H33]/[.H32]" office:value-type="percentage" office:value="0.0283496175571893">
            <text:p>2,83%</text:p>
          </table:table-cell>
          <table:table-cell table:style-name="ce49" table:formula="of:=[.I33]/[.I32]" office:value-type="percentage" office:value="0.0537665965300253">
            <text:p>5,38%</text:p>
          </table:table-cell>
          <table:table-cell table:style-name="ce58" table:formula="of:=[.J33]/[.J32]" office:value-type="percentage" office:value="0.00948858327166869">
            <text:p>0,95%</text:p>
          </table:table-cell>
          <table:table-cell table:style-name="Default" table:number-columns-repeated="3"/>
        </table:table-row>
        <table:table-row table:style-name="ro1">
          <table:table-cell table:style-name="ce5"/>
          <table:table-cell table:style-name="ce14" office:value-type="string" table:number-columns-spanned="3" table:number-rows-spanned="1">
            <text:p>Raumdruck p_0 (hPa):</text:p>
          </table:table-cell>
          <table:covered-table-cell table:style-name="ce21"/>
          <table:covered-table-cell table:style-name="ce21"/>
          <table:table-cell table:style-name="ce29" office:value-type="float" office:value="1008">
            <text:p>1008</text:p>
          </table:table-cell>
          <table:table-cell table:style-name="ce31" office:value-type="string" table:number-columns-spanned="2" table:number-rows-spanned="1">
            <text:p>Literaturwerte</text:p>
          </table:table-cell>
          <table:covered-table-cell table:style-name="ce41"/>
          <table:table-cell table:style-name="ce47" office:value-type="float" office:value="1.402">
            <text:p>1,402</text:p>
          </table:table-cell>
          <table:table-cell table:style-name="ce47" office:value-type="float" office:value="1.293">
            <text:p>1,293</text:p>
          </table:table-cell>
          <table:table-cell table:style-name="ce56" office:value-type="float" office:value="1.648">
            <text:p>1,64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table:number-columns-spanned="2" table:number-rows-spanned="1">
            <text:p>tot. Abw. v. Lit.</text:p>
          </table:table-cell>
          <table:covered-table-cell table:style-name="ce41"/>
          <table:table-cell table:style-name="ce47" table:formula="of:=ABS([.H35]-[.H32])" office:value-type="float" office:value="0.14620170950343">
            <text:p>0,146</text:p>
          </table:table-cell>
          <table:table-cell table:style-name="ce47" table:formula="of:=ABS([.I35]-[.I32])" office:value-type="float" office:value="0.0882392020413767">
            <text:p>0,088</text:p>
          </table:table-cell>
          <table:table-cell table:style-name="ce56" table:formula="of:=ABS([.J35]-[.J32])" office:value-type="float" office:value="0.102835269953218">
            <text:p>0,103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>
            <text:p>Fehler:</text:p>
          </table:table-cell>
          <table:table-cell table:style-name="ce12" office:value-type="string" table:number-columns-spanned="3" table:number-rows-spanned="1">
            <text:p>Masse m (g):</text:p>
          </table:table-cell>
          <table:covered-table-cell table:style-name="ce20"/>
          <table:covered-table-cell table:style-name="ce20"/>
          <table:table-cell table:style-name="ce28" office:value-type="float" office:value="0.0001">
            <text:p>0,0001</text:p>
          </table:table-cell>
          <table:table-cell table:style-name="ce31" office:value-type="string" table:number-columns-spanned="2" table:number-rows-spanned="1">
            <text:p>rel. Abw. v. Lit.</text:p>
          </table:table-cell>
          <table:covered-table-cell table:style-name="ce41"/>
          <table:table-cell table:style-name="ce49" table:formula="of:=[.H36]/[.H35]" office:value-type="percentage" office:value="0.104280819902589">
            <text:p>10,43%</text:p>
          </table:table-cell>
          <table:table-cell table:style-name="ce49" table:formula="of:=[.I36]/[.I35]" office:value-type="percentage" office:value="0.0682437757473911">
            <text:p>6,82%</text:p>
          </table:table-cell>
          <table:table-cell table:style-name="ce58" table:formula="of:=[.J36]/[.J35]" office:value-type="percentage" office:value="0.0624000424473409">
            <text:p>6,24%</text:p>
          </table:table-cell>
          <table:table-cell table:style-name="Default" table:number-columns-repeated="3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Rohrdm d (mm):</text:p>
          </table:table-cell>
          <table:covered-table-cell table:style-name="ce15"/>
          <table:covered-table-cell table:style-name="ce15"/>
          <table:table-cell office:value-type="float" office:value="0.01">
            <text:p>0,01</text:p>
          </table:table-cell>
          <table:table-cell table:style-name="ce32" office:value-type="string" table:number-columns-spanned="2" table:number-rows-spanned="1">
            <text:p>Fehlerfortfpl. Von Mi.We.</text:p>
          </table:table-cell>
          <table:covered-table-cell table:style-name="ce42"/>
          <table:table-cell table:style-name="ce50" table:formula="of:=ABS((1.6*PI()*[.$E$37]*AVERAGE([.J4:.J12])*AVERAGE([.K4:.K12])^2)/([.$E$34]^2*[.$E$35])) + ABS((16*PI()*[.$E$33]*[.$E$39]*AVERAGE([.K4:.K12])^2)/(10*[.$E$34]^2*[.$E$35])) + ABS((2*1.6*PI()*[.$E$33]*AVERAGE([.J4:.J12])*AVERAGE([.K4:.K12])*[.$E$40])/([.$E$34]^2*[.$E$35])) + ABS((2*1.6*PI()*[.$E$33]*AVERAGE([.J4:.J12])*AVERAGE([.K4:.K12])^2*[.$E$38])/([.$E$34]^3*[.$E$35])) + ABS((1.6*PI()*[.$E$33]*AVERAGE([.J4:.J12])*AVERAGE([.K4:.K12])^2*[.$E$41])/([.$E$34]^2*[.$E$35]^2))" office:value-type="float" office:value="0.103848601203082">
            <text:p>1,038E-1</text:p>
          </table:table-cell>
          <table:table-cell table:style-name="ce53" table:formula="of:=ABS((1.6*PI()*[.$E$37]*AVERAGE([.J14:.J23])*AVERAGE([.K14:.K23])^2)/([.$E$34]^2*[.$E$35])) + ABS((16*PI()*[.$E$33]*[.$E$39]*AVERAGE([.K14:.K23])^2)/(10*[.$E$34]^2*[.$E$35])) + ABS((2*1.6*PI()*[.$E$33]*AVERAGE([.J14:.J23])*AVERAGE([.K14:.K23])*[.$E$40])/([.$E$34]^2*[.$E$35])) + ABS((2*1.6*PI()*[.$E$33]*AVERAGE([.J14:.J23])*AVERAGE([.K14:.K23])^2*[.$E$38])/([.$E$34]^3*[.$E$35])) + ABS((1.6*PI()*[.$E$33]*AVERAGE([.J14:.J23])*AVERAGE([.K14:.K23])^2*[.$E$41])/([.$E$34]^2*[.$E$35]^2))" office:value-type="float" office:value="0.0985412309747408">
            <text:p>9,854E-2</text:p>
          </table:table-cell>
          <table:table-cell table:style-name="ce57" table:formula="of:=ABS((1.6*PI()*[.$E$37]*AVERAGE([.J25:.J29])*AVERAGE([.K25:.K29])^2)/([.$E$34]^2*[.$E$35])) + ABS((16*PI()*[.$E$33]*[.$E$39]*AVERAGE([.K25:.K29])^2)/(10*[.$E$34]^2*[.$E$35])) + ABS((2*1.6*PI()*[.$E$33]*AVERAGE([.J25:.J29])*AVERAGE([.K25:.K29])*[.$E$40])/([.$E$34]^2*[.$E$35])) + ABS((2*1.6*PI()*[.$E$33]*AVERAGE([.J25:.J29])*AVERAGE([.K25:.K29])^2*[.$E$38])/([.$E$34]^3*[.$E$35])) + ABS((1.6*PI()*[.$E$33]*AVERAGE([.J25:.J29])*AVERAGE([.K25:.K29])^2*[.$E$41])/([.$E$34]^2*[.$E$35]^2))" office:value-type="float" office:value="0.111343644314667">
            <text:p>1,113E-1</text:p>
          </table:table-cell>
          <table:table-cell table:style-name="Default" table:number-columns-repeated="3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Rohrlänge l (cm):</text:p>
          </table:table-cell>
          <table:covered-table-cell table:style-name="ce15"/>
          <table:covered-table-cell table:style-name="ce15"/>
          <table:table-cell office:value-type="float" office:value="0.55">
            <text:p>0,55</text:p>
          </table:table-cell>
          <table:table-cell table:style-name="ce33" office:value-type="string" table:number-columns-spanned="2" table:number-rows-spanned="1">
            <text:p>rel. F. durch Fortpfl.</text:p>
          </table:table-cell>
          <table:covered-table-cell table:style-name="ce2"/>
          <table:table-cell table:style-name="ce51" table:formula="of:=[.H38]/[.H32]" office:value-type="percentage" office:value="0.0826952879208158">
            <text:p>8,27%</text:p>
          </table:table-cell>
          <table:table-cell table:style-name="ce54" table:formula="of:=[.I38]/[.I32]" office:value-type="percentage" office:value="0.081793191761976">
            <text:p>8,18%</text:p>
          </table:table-cell>
          <table:table-cell table:style-name="ce59" table:formula="of:=[.J38]/[.J32]" office:value-type="percentage" office:value="0.0720594006253921">
            <text:p>7,21%</text:p>
          </table:table-cell>
          <table:table-cell table:style-name="Default" table:number-columns-repeated="3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Frequenz f (Hz):</text:p>
          </table:table-cell>
          <table:covered-table-cell table:style-name="ce15"/>
          <table:covered-table-cell table:style-name="ce15"/>
          <table:table-cell office:value-type="float" office:value="0.35">
            <text:p>0,35</text:p>
          </table:table-cell>
          <table:table-cell table:style-name="Default" table:number-columns-repeated="8"/>
        </table:table-row>
        <table:table-row table:style-name="ro1">
          <table:table-cell table:style-name="ce5"/>
          <table:table-cell table:style-name="ce14" office:value-type="string" table:number-columns-spanned="3" table:number-rows-spanned="1">
            <text:p>Luftdruck p_0 (hPa):</text:p>
          </table:table-cell>
          <table:covered-table-cell table:style-name="ce21"/>
          <table:covered-table-cell table:style-name="ce21"/>
          <table:table-cell table:style-name="ce26" office:value-type="float" office:value="1">
            <text:p>1,00</text:p>
          </table:table-cell>
          <table:table-cell table:style-name="Default" table:number-columns-repeated="3"/>
          <table:table-cell table:style-name="Default" office:value-type="string">
            <text:p>Die Spalten mit `` * '' enthalten die `gekillten' Werte nicht!</text:p>
          </table:table-cell>
          <table:table-cell table:style-name="Default" table:number-columns-repeated="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scientific-number number:decimal-places="3" number:min-integer-digits="1" number:min-exponent-digits="1"/>
    </number:number-style>
    <number:number-style style:name="N109">
      <number:scientific-number number:decimal-places="2" number:min-integer-digits="1" number:min-exponent-digits="1"/>
    </number:number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6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88cm" fo:margin-bottom="1.17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8.12.2009</text:date>, <text:time>00:17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7T15:46:19</meta:creation-date>
    <dc:date>2009-12-18T00:17:13</dc:date>
    <meta:editing-duration>PT02H58M52S</meta:editing-duration>
    <meta:editing-cycles>42</meta:editing-cycles>
    <meta:generator>OpenOffice.org/3.1$Linux OpenOffice.org_project/310m11$Build-9399</meta:generator>
    <dc:creator>Michael Kopp</dc:creator>
    <meta:printed-by>Michael Kopp</meta:printed-by>
    <meta:print-date>2009-12-17T23:40:13</meta:print-date>
    <meta:document-statistic meta:table-count="3" meta:cell-count="352" meta:object-count="0"/>
  </office:meta>
</office:document-meta>
</file>